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D000001B7459268C4DED0E10B.png" manifest:media-type="image/png"/>
  <manifest:file-entry manifest:full-path="Pictures/10000000000001FC0000016872F3DC545A9B8020.png" manifest:media-type="image/png"/>
  <manifest:file-entry manifest:full-path="Pictures/100000000000020D000000CF4F807A77E177C8F1.png" manifest:media-type="image/png"/>
  <manifest:file-entry manifest:full-path="Pictures/10000000000001FF0000004FE0CF0C677D055278.png" manifest:media-type="image/png"/>
  <manifest:file-entry manifest:full-path="Pictures/10000000000002010000015356370FEFB4D1BA43.png" manifest:media-type="image/png"/>
  <manifest:file-entry manifest:full-path="Pictures/10000000000002010000016A18440F1570A1DB73.png" manifest:media-type="image/png"/>
  <manifest:file-entry manifest:full-path="Pictures/1000000000000184000000F720CE721C0929D19E.png" manifest:media-type="image/png"/>
  <manifest:file-entry manifest:full-path="Pictures/1000000000000215000000D479CD880C06ED248D.png" manifest:media-type="image/png"/>
  <manifest:file-entry manifest:full-path="Pictures/100000000000035200000160356739782C43006C.png" manifest:media-type="image/png"/>
  <manifest:file-entry manifest:full-path="Pictures/1000000000000203000001EB7420D60090194911.png" manifest:media-type="image/png"/>
  <manifest:file-entry manifest:full-path="Pictures/10000000000000A4000000623B0FFFB612AE2CB8.png" manifest:media-type="image/png"/>
  <manifest:file-entry manifest:full-path="Pictures/10000000000001FC00000139A49C764791C068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9c04" officeooo:paragraph-rsid="00139c04"/>
    </style:style>
    <style:style style:name="P2" style:family="paragraph" style:parent-style-name="Standard">
      <style:paragraph-properties fo:break-before="page"/>
      <style:text-properties officeooo:rsid="00139c04" officeooo:paragraph-rsid="00139c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paragraph" svg:x="13.079cm" svg:y="0.12cm" svg:width="4.339cm" svg:height="2.593cm" draw:z-index="0"><draw:image xlink:href="Pictures/10000000000000A4000000623B0FFFB612AE2CB8.png" xlink:type="simple" xlink:show="embed" xlink:actuate="onLoad" loext:mime-type="image/x-vclgraphic"/></draw:frame><draw:frame draw:style-name="fr1" draw:name="Image2" text:anchor-type="paragraph" svg:x="0.469cm" svg:y="0.312cm" svg:width="10.266cm" svg:height="6.535cm" draw:z-index="1"><draw:image xlink:href="Pictures/1000000000000184000000F720CE721C0929D19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4.102cm" svg:height="5.609cm" draw:z-index="2"><draw:image xlink:href="Pictures/1000000000000215000000D479CD880C06ED248D.png" xlink:type="simple" xlink:show="embed" xlink:actuate="onLoad" loext:mime-type="image/x-vclgraphic"/></draw:frame></text:p>
      <text:p text:style-name="P1"/>
      <text:p text:style-name="P1"><draw:frame draw:style-name="fr2" draw:name="Image4" text:anchor-type="paragraph" svg:width="13.573cm" svg:height="9.578cm" draw:z-index="3"><draw:image xlink:href="Pictures/10000000000002010000016A18440F1570A1DB7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paragraph" svg:width="13.626cm" svg:height="12.991cm" draw:z-index="4"><draw:image xlink:href="Pictures/1000000000000203000001EB7420D60090194911.png" xlink:type="simple" xlink:show="embed" xlink:actuate="onLoad" loext:mime-type="image/x-vclgraphic"/></draw:frame></text:p>
      <text:p text:style-name="P1"><draw:frame draw:style-name="fr2" draw:name="Image6" text:anchor-type="paragraph" svg:width="13.441cm" svg:height="8.281cm" draw:z-index="5"><draw:image xlink:href="Pictures/10000000000001FC00000139A49C764791C0683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width="13.52cm" svg:height="2.09cm" draw:z-index="6"><draw:image xlink:href="Pictures/10000000000001FF0000004FE0CF0C677D055278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paragraph" svg:width="17.59cm" svg:height="7.283cm" draw:z-index="7"><draw:image xlink:href="Pictures/100000000000035200000160356739782C43006C.png" xlink:type="simple" xlink:show="embed" xlink:actuate="onLoad" loext:mime-type="image/x-vclgraphic"/></draw:frame></text:p>
      <text:p text:style-name="P1"/>
      <text:p text:style-name="P1"><draw:frame draw:style-name="fr2" draw:name="Image9" text:anchor-type="paragraph" svg:width="13.573cm" svg:height="8.969cm" draw:z-index="8"><draw:image xlink:href="Pictures/10000000000002010000015356370FEFB4D1BA4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0" text:anchor-type="paragraph" svg:width="13.891cm" svg:height="5.477cm" draw:z-index="9"><draw:image xlink:href="Pictures/100000000000020D000000CF4F807A77E177C8F1.png" xlink:type="simple" xlink:show="embed" xlink:actuate="onLoad" loext:mime-type="image/x-vclgraphic"/></draw:frame><text:soft-page-break/></text:p>
      <text:p text:style-name="P1"><draw:frame draw:style-name="fr2" draw:name="Image11" text:anchor-type="paragraph" svg:width="13.891cm" svg:height="11.615cm" draw:z-index="10"><draw:image xlink:href="Pictures/100000000000020D000001B7459268C4DED0E10B.png" xlink:type="simple" xlink:show="embed" xlink:actuate="onLoad" loext:mime-type="image/x-vclgraphic"/></draw:frame></text:p>
      <text:p text:style-name="P2"/>
      <text:p text:style-name="P1"/>
      <text:p text:style-name="P1"><draw:frame draw:style-name="fr1" draw:name="Image12" text:anchor-type="paragraph" svg:x="0.935cm" svg:y="0.415cm" svg:width="13.441cm" svg:height="9.525cm" draw:z-index="11"><draw:image xlink:href="Pictures/10000000000001FC0000016872F3DC545A9B802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 Ribera d'Alcalà</meta:initial-creator>
    <meta:creation-date>2020-09-07T12:29:58.960649783</meta:creation-date>
    <dc:date>2020-09-07T13:53:58.069224872</dc:date>
    <dc:creator>Maurizio Ribera d'Alcalà</dc:creator>
    <meta:editing-duration>PT42M55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